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3.97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11 Runebergsgatan, Jakobstad, Ostrobothnia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Isokatu, Jokobstad, Ostrobothnia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Isokatu, Jakostad, Ostroboth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Storgaton, 68600 Jakobst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- 15 Storgatan, 68600 Jakobst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Visasmaki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Otto Malminkat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Radhusga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Radhusga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Radhusga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aways, 3 Radhusga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dbiblioteket I jakobstad, 12 Runebergsga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-23 Kopmansga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Raatihuoneenkat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Raatihuoneenkatu</text:p>
          </table:table-cell>
          <table:table-cell table:number-columns-repeated="16383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Christian Rafferty</meta:initial-creator>
    <dc:creator>Christian Rafferty</dc:creator>
    <meta:creation-date>2018-04-07T13:16:54Z</meta:creation-date>
    <dc:date>2018-04-07T23:04:18Z</dc:date>
  </office:meta>
</office:document-meta>
</file>